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MONTELUIS, EDSON JAIR</text:p>
            <text:p text:style-name="P5"><text:span text:style-name="T15">Dni</text:span><text:span text:style-name="T14">:7039565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MONTELUIS, EDSON JAI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39565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33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3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630661</text:span></text:p>
          </table:table-cell>
          <table:table-cell table:style-name="Tabla3.A2" office:value-type="string">
            <text:p text:style-name="P6"><text:span text:style-name="T11">LA2362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>77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5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3:50:2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